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8854166865348816in"/>
    </style:style>
    <style:style style:name="co2" style:family="table-column">
      <style:table-column-properties fo:break-before="auto" style:column-width="0.8854166666666666in"/>
    </style:style>
    <style:style style:name="ro1" style:family="table-row">
      <style:table-row-properties style:row-height="0.17777777777777778in" fo:break-before="auto" style:use-optimal-row-height="true"/>
    </style:style>
    <style:style style:name="ro2" style:family="table-row">
      <style:table-row-properties style:row-height="0.17777777777777778in" fo:break-before="auto" style:use-optimal-row-height="false"/>
    </style:style>
    <style:style style:name="ro3" style:family="table-row">
      <style:table-row-properties style:row-height="0.2034722222222222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/>
    <style:style style:name="ce27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3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6pt" style:font-size-asian="16pt" style:font-size-complex="16pt" fo:color="#000000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2" table:number-columns-repeated="257" table:default-cell-style-name="ce26"/>
        <table:table-row table:style-name="ro2">
          <table:table-cell table:style-name="ce25" office:value-type="float" office:value="0">
            <text:p>0</text:p>
          </table:table-cell>
          <table:table-cell table:style-name="ce25" office:value-type="string">
            <text:p>First Name</text:p>
          </table:table-cell>
          <table:table-cell table:style-name="ce25" office:value-type="string">
            <text:p>Last Name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Country</text:p>
          </table:table-cell>
          <table:table-cell table:style-name="ce25" office:value-type="string">
            <text:p>Age</text:p>
          </table:table-cell>
          <table:table-cell table:style-name="ce25" office:value-type="string">
            <text:p>Date</text:p>
          </table:table-cell>
          <table:table-cell table:style-name="ce25" office:value-type="string">
            <text:p>Id</text:p>
          </table:table-cell>
          <table:table-cell table:number-columns-repeated="1016" table:style-name="ce25"/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26" office:value-type="string">
            <text:p>Dulce</text:p>
          </table:table-cell>
          <table:table-cell table:style-name="ce26" office:value-type="string">
            <text:p>Abril</text:p>
          </table:table-cell>
          <table:table-cell table:style-name="ce26" office:value-type="string">
            <text:p>Female</text:p>
          </table:table-cell>
          <table:table-cell table:style-name="ce26" office:value-type="string">
            <text:p>United States</text:p>
          </table:table-cell>
          <table:table-cell table:style-name="ce26" office:value-type="float" office:value="32">
            <text:p>32</text:p>
          </table:table-cell>
          <table:table-cell table:style-name="ce28" office:value-type="string">
            <text:p>15/10/2017</text:p>
          </table:table-cell>
          <table:table-cell table:style-name="ce26" office:value-type="float" office:value="1562">
            <text:p>1562</text:p>
          </table:table-cell>
          <table:table-cell table:number-columns-repeated="1016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6" office:value-type="string">
            <text:p>Mara</text:p>
          </table:table-cell>
          <table:table-cell table:style-name="ce26" office:value-type="string">
            <text:p>Hashimoto@Mara.com</text:p>
          </table:table-cell>
          <table:table-cell table:style-name="ce26" office:value-type="string">
            <text:p>Female</text:p>
          </table:table-cell>
          <table:table-cell table:style-name="ce26" office:value-type="string">
            <text:p>Great Britain</text:p>
          </table:table-cell>
          <table:table-cell table:style-name="ce26" office:value-type="float" office:value="25">
            <text:p>25</text:p>
          </table:table-cell>
          <table:table-cell table:style-name="ce26" office:value-type="string">
            <text:p>16/08/2016</text:p>
          </table:table-cell>
          <table:table-cell table:style-name="ce26" office:value-type="float" office:value="1582">
            <text:p>1582</text:p>
          </table:table-cell>
          <table:table-cell table:number-columns-repeated="1016"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6" office:value-type="string">
            <text:p>Philip</text:p>
          </table:table-cell>
          <table:table-cell table:style-name="ce26" office:value-type="string">
            <text:p>Gent</text:p>
          </table:table-cell>
          <table:table-cell table:style-name="ce26" office:value-type="string">
            <text:p>Male</text:p>
          </table:table-cell>
          <table:table-cell table:style-name="ce26" office:value-type="string">
            <text:p>France</text:p>
          </table:table-cell>
          <table:table-cell table:style-name="ce26" office:value-type="float" office:value="36">
            <text:p>36</text:p>
          </table:table-cell>
          <table:table-cell table:style-name="ce26" office:value-type="string">
            <text:p>21/05/2015</text:p>
          </table:table-cell>
          <table:table-cell table:style-name="ce26" office:value-type="float" office:value="2587">
            <text:p>2587</text:p>
          </table:table-cell>
          <table:table-cell table:number-columns-repeated="1016"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26" office:value-type="string">
            <text:p>Kathleen</text:p>
          </table:table-cell>
          <table:table-cell table:style-name="ce26" office:value-type="string">
            <text:p>Hanner</text:p>
          </table:table-cell>
          <table:table-cell table:style-name="ce26" office:value-type="string">
            <text:p>Female</text:p>
          </table:table-cell>
          <table:table-cell table:style-name="ce27" office:value-type="string">
            <text:p>United States</text:p>
          </table:table-cell>
          <table:table-cell table:style-name="ce26" office:value-type="float" office:value="25">
            <text:p>25</text:p>
          </table:table-cell>
          <table:table-cell table:style-name="ce28" office:value-type="string">
            <text:p>15/10/2017</text:p>
          </table:table-cell>
          <table:table-cell table:style-name="ce26" office:value-type="float" office:value="3549">
            <text:p>3549</text:p>
          </table:table-cell>
          <table:table-cell table:number-columns-repeated="1016"/>
        </table:table-row>
        <table:table-row table:style-name="ro1">
          <table:table-cell table:style-name="ce26" office:value-type="float" office:value="5">
            <text:p>5</text:p>
          </table:table-cell>
          <table:table-cell table:style-name="ce26" office:value-type="string">
            <text:p>Nereida</text:p>
          </table:table-cell>
          <table:table-cell table:style-name="ce26" office:value-type="string">
            <text:p>Magwood</text:p>
          </table:table-cell>
          <table:table-cell table:style-name="ce26" office:value-type="string">
            <text:p>Female</text:p>
          </table:table-cell>
          <table:table-cell table:style-name="ce27" office:value-type="string">
            <text:p>United States</text:p>
          </table:table-cell>
          <table:table-cell table:style-name="ce26" office:value-type="float" office:value="58">
            <text:p>58</text:p>
          </table:table-cell>
          <table:table-cell table:style-name="ce26" office:value-type="string">
            <text:p>16/08/2016</text:p>
          </table:table-cell>
          <table:table-cell table:style-name="ce26" office:value-type="float" office:value="2468">
            <text:p>2468</text:p>
          </table:table-cell>
          <table:table-cell table:number-columns-repeated="1016"/>
        </table:table-row>
        <table:table-row table:style-name="ro1">
          <table:table-cell table:style-name="ce26" office:value-type="float" office:value="6">
            <text:p>6</text:p>
          </table:table-cell>
          <table:table-cell table:style-name="ce26" office:value-type="string">
            <text:p>Gaston</text:p>
          </table:table-cell>
          <table:table-cell table:style-name="ce26" office:value-type="string">
            <text:p>Brumm</text:p>
          </table:table-cell>
          <table:table-cell table:style-name="ce27" office:value-type="string">
            <text:p>Male</text:p>
          </table:table-cell>
          <table:table-cell table:style-name="ce27" office:value-type="string">
            <text:p>United States</text:p>
          </table:table-cell>
          <table:table-cell table:style-name="ce26" office:value-type="float" office:value="24">
            <text:p>24</text:p>
          </table:table-cell>
          <table:table-cell table:style-name="ce26" office:value-type="string">
            <text:p>21/05/2015</text:p>
          </table:table-cell>
          <table:table-cell table:style-name="ce26" office:value-type="float" office:value="2554">
            <text:p>2554</text:p>
          </table:table-cell>
          <table:table-cell table:number-columns-repeated="1016"/>
        </table:table-row>
        <table:table-row table:style-name="ro1">
          <table:table-cell table:style-name="ce26" office:value-type="float" office:value="7">
            <text:p>7</text:p>
          </table:table-cell>
          <table:table-cell table:style-name="ce26" office:value-type="string">
            <text:p>Etta</text:p>
          </table:table-cell>
          <table:table-cell table:style-name="ce26" office:value-type="string">
            <text:p>Hurn</text:p>
          </table:table-cell>
          <table:table-cell table:style-name="ce26" office:value-type="string">
            <text:p>Female</text:p>
          </table:table-cell>
          <table:table-cell table:style-name="ce26" office:value-type="string">
            <text:p>Great Britain</text:p>
          </table:table-cell>
          <table:table-cell table:style-name="ce26" office:value-type="float" office:value="56">
            <text:p>56</text:p>
          </table:table-cell>
          <table:table-cell table:style-name="ce28" office:value-type="string">
            <text:p>15/10/2017</text:p>
          </table:table-cell>
          <table:table-cell table:style-name="ce26" office:value-type="float" office:value="3598">
            <text:p>3598</text:p>
          </table:table-cell>
          <table:table-cell table:number-columns-repeated="1016"/>
        </table:table-row>
        <table:table-row table:style-name="ro1">
          <table:table-cell table:style-name="ce26" office:value-type="float" office:value="8">
            <text:p>8</text:p>
          </table:table-cell>
          <table:table-cell table:style-name="ce26" office:value-type="string">
            <text:p>Earlean</text:p>
          </table:table-cell>
          <table:table-cell table:style-name="ce26" office:value-type="string">
            <text:p>Melgar</text:p>
          </table:table-cell>
          <table:table-cell table:style-name="ce26" office:value-type="string">
            <text:p>Female</text:p>
          </table:table-cell>
          <table:table-cell table:style-name="ce27" office:value-type="string">
            <text:p>United States</text:p>
          </table:table-cell>
          <table:table-cell table:style-name="ce26" office:value-type="float" office:value="27">
            <text:p>27</text:p>
          </table:table-cell>
          <table:table-cell table:style-name="ce26" office:value-type="string">
            <text:p>16/08/2016</text:p>
          </table:table-cell>
          <table:table-cell table:style-name="ce26" office:value-type="float" office:value="2456">
            <text:p>2456</text:p>
          </table:table-cell>
          <table:table-cell table:number-columns-repeated="1016"/>
        </table:table-row>
        <table:table-row table:style-name="ro1">
          <table:table-cell table:style-name="ce26" office:value-type="float" office:value="9">
            <text:p>9</text:p>
          </table:table-cell>
          <table:table-cell table:style-name="ce26" office:value-type="string">
            <text:p>Vincenza</text:p>
          </table:table-cell>
          <table:table-cell table:style-name="ce26" office:value-type="string">
            <text:p>Weiland</text:p>
          </table:table-cell>
          <table:table-cell table:style-name="ce26" office:value-type="string">
            <text:p>Female</text:p>
          </table:table-cell>
          <table:table-cell table:style-name="ce27" office:value-type="string">
            <text:p>United States</text:p>
          </table:table-cell>
          <table:table-cell table:style-name="ce26" office:value-type="float" office:value="40">
            <text:p>40</text:p>
          </table:table-cell>
          <table:table-cell table:style-name="ce26" office:value-type="string">
            <text:p>21/05/2015</text:p>
          </table:table-cell>
          <table:table-cell table:style-name="ce26" office:value-type="float" office:value="6548">
            <text:p>6548</text:p>
          </table:table-cell>
          <table:table-cell table:number-columns-repeated="1016"/>
        </table:table-row>
        <table:table-row table:number-rows-repeated="41" table:style-name="ro3">
          <table:table-cell table:number-columns-repeated="1024"/>
        </table:table-row>
        <table:table-row table:number-rows-repeated="1048525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30">
      <number:month number:style="long"/>
      <number:text>/</number:text>
      <number:day number:style="long"/>
      <number:text>/</number:text>
      <number:year/>
    </number:dat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¤ </number:text>
      <number:number number:decimal-places="0" number:min-integer-digits="1" number:grouping="true"/>
      <number:text> </number:text>
    </number:number-style>
    <number:number-style style:name="N42P1" style:volatile="true">
      <number:text> ¤ (</number:text>
      <number:number number:decimal-places="0" number:min-integer-digits="1" number:grouping="true"/>
      <number:text>)</number:text>
    </number:number-style>
    <number:text-style style:name="N42P2" style:volatile="true">
      <number:text> ¤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¤ </number:text>
      <number:number number:min-integer-digits="1" number:grouping="true" number:decimal-places="2"/>
      <number:text> </number:text>
    </number:number-style>
    <number:number-style style:name="N44P1" style:volatile="true">
      <number:text> ¤ (</number:text>
      <number:number number:min-integer-digits="1" number:grouping="true" number:decimal-places="2"/>
      <number:text>)</number:text>
    </number:number-style>
    <number:text-style style:name="N44P2" style:volatile="true">
      <number:text> ¤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P0" style:volatile="true">
      <number:text>$</number:text>
      <number:number number:min-integer-digits="1" number:grouping="true" number:decimal-places="2"/>
    </number:number-style>
    <number:number-style style:name="N177">
      <style:text-properties fo:color="#FF0000"/>
      <number:text>-$</number:text>
      <number:number number:min-integer-digits="1" number:grouping="true" number:decimal-places="2"/>
      <style:map style:condition="value()&gt;=0" style:apply-style-name="N177P0"/>
    </number:number-style>
    <style:style style:name="Default" style:family="table-cell" style:data-style-name="N0">
      <style:table-cell-properties fo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Result" style:family="table-cell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Result2" style:family="table-cell" style:data-style-name="N177"/>
    <style:style style:name="Heading" style:family="table-cell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6pt" style:font-size-asian="16pt" style:font-size-complex="16pt" fo:color="#000000" style:text-underline-style="none"/>
    </style:style>
    <style:style style:name="Heading1" style:family="table-cell">
      <style:table-cell-properties style:rotation-angle="90" style:rotation-align="none" style:direction="ltr" style:vertical-align="bottom"/>
      <style:paragraph-properties fo:text-align="center"/>
    </style:style>
  </office:styles>
  <office:automatic-styles>
    <style:page-layout style:name="pm1">
      <style:page-layout-properties style:print-orientation="portrait" fo:page-width="8.27in" fo:page-height="11.69in" style:scale-to="100%" style:print-page-order="ttb" fo:margin-left="0.7874in" fo:margin-right="0.7874in" fo:margin-top="0.8858in" fo:margin-bottom="0.8858in" fo:background-color="transparent" style:first-page-number="continue"/>
      <style:header-style>
        <style:header-footer-properties fo:min-height="0.1969in" fo:margin-left="0in" fo:margin-right="0in" fo:margin-bottom="0in"/>
      </style:header-style>
      <style:footer-style>
        <style:header-footer-properties fo:min-height="0.1969in" fo:margin-left="0in" fo:margin-right="0in" fo:margin-top="0in"/>
      </style:footer-style>
    </style:page-layout>
    <style:style style:name="T1" style:family="text">
      <style:text-properties style:font-name="Arial" style:font-name-asian="Arial" fo:font-size="10pt" fo:color="#000000"/>
    </style:style>
    <style:style style:name="T2" style:family="text">
      <style:text-properties style:font-name="Times New Roman" style:font-name-asian="Times New Roman" fo:font-size="12pt" fo:color="#000000"/>
    </style:style>
  </office:automatic-styles>
  <office:master-styles>
    <style:master-page style:name="PageStyle_5f_Sheet1" style:display-name="PageStyle_Sheet1" style:page-layout-name="pm1">
      <style:header>
        <style:region-center>
          <text:p><text:span text:style-name="T2"><text:sheet-name>???</text:sheet-name></text:span></text:p>
        </style:region-center>
      </style:header>
      <style:header-left style:display="false"/>
      <style:footer>
        <style:region-center>
          <text:p><text:span text:style-name="T2">Page </text:span><text:span text:style-name="T2"><text:page-number>1</text:page-number>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LibreOffice/4.2.8.2$Linux_X86_64 LibreOffice_project/420m0$Build-2</meta:generator>
    <meta:creation-date>2017-08-03T11:50:33Z</meta:creation-date>
    <dc:date>2017-08-04T11:27:53Z</dc:date>
    <meta:editing-cycles>4</meta:editing-cycles>
    <meta:editing-duration>PT23H28M27S</meta:editing-duration>
  </office:meta>
</office:document-meta>
</file>